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a62f1"/>
    </style:style>
    <style:style style:name="P4" style:family="paragraph" style:parent-style-name="Standard">
      <style:paragraph-properties fo:line-height="115%" fo:text-align="justify" style:justify-single-word="false"/>
      <style:text-properties officeooo:paragraph-rsid="00237735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36e394"/>
    </style:style>
    <style:style style:name="P6" style:family="paragraph" style:parent-style-name="Standard">
      <style:paragraph-properties fo:line-height="115%"/>
      <style:text-properties officeooo:paragraph-rsid="001a62f1"/>
    </style:style>
    <style:style style:name="P7" style:family="paragraph" style:parent-style-name="Standard">
      <style:paragraph-properties fo:line-height="115%"/>
      <style:text-properties officeooo:paragraph-rsid="00373289"/>
    </style:style>
    <style:style style:name="P8" style:family="paragraph" style:parent-style-name="Standard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fo:font-weight="bold" officeooo:paragraph-rsid="001a62f1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fo:font-weight="bold" officeooo:paragraph-rsid="002427d5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fo:font-weight="bold" officeooo:paragraph-rsid="0024e049" style:font-weight-asian="bold" style:font-weight-complex="bold"/>
    </style:style>
    <style:style style:name="P12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115%"/>
      <style:text-properties fo:font-weight="bold" officeooo:paragraph-rsid="001e6ee3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fo:font-weight="bold" officeooo:rsid="00176f18" officeooo:paragraph-rsid="001a62f1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fo:font-weight="bold" officeooo:rsid="000a6468" officeooo:paragraph-rsid="001a62f1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officeooo:rsid="00176f18" officeooo:paragraph-rsid="001a62f1"/>
    </style:style>
    <style:style style:name="P17" style:family="paragraph" style:parent-style-name="Standard">
      <style:paragraph-properties fo:line-height="115%" fo:text-align="justify" style:justify-single-word="false"/>
      <style:text-properties fo:font-weight="normal" officeooo:rsid="00176f18" officeooo:paragraph-rsid="001a62f1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officeooo:paragraph-rsid="002b1494"/>
    </style:style>
    <style:style style:name="P19" style:family="paragraph" style:parent-style-name="Heading_20_1">
      <style:paragraph-properties fo:line-height="115%"/>
    </style:style>
    <style:style style:name="P20" style:family="paragraph" style:parent-style-name="Heading_20_1">
      <style:paragraph-properties fo:line-height="115%" fo:text-align="justify" style:justify-single-word="false"/>
    </style:style>
    <style:style style:name="P21" style:family="paragraph" style:parent-style-name="Heading_20_1">
      <style:paragraph-properties fo:line-height="115%" fo:keep-with-next="always"/>
      <style:text-properties style:font-name="Liberation Sans" style:font-name-asian="Noto Sans CJK SC" style:font-name-complex="FreeSans"/>
    </style:style>
    <style:style style:name="T1" style:family="text">
      <style:text-properties officeooo:rsid="00044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6f1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6468" style:font-weight-asian="normal" style:font-weight-complex="normal"/>
    </style:style>
    <style:style style:name="T6" style:family="text">
      <style:text-properties fo:font-weight="normal" officeooo:rsid="00360427" style:font-weight-asian="normal" style:font-weight-complex="normal"/>
    </style:style>
    <style:style style:name="T7" style:family="text">
      <style:text-properties officeooo:rsid="00176f18"/>
    </style:style>
    <style:style style:name="T8" style:family="text">
      <style:text-properties officeooo:rsid="001a90fd"/>
    </style:style>
    <style:style style:name="T9" style:family="text">
      <style:text-properties officeooo:rsid="001f314c"/>
    </style:style>
    <style:style style:name="T10" style:family="text">
      <style:text-properties officeooo:rsid="001f373d"/>
    </style:style>
    <style:style style:name="T11" style:family="text">
      <style:text-properties officeooo:rsid="0021da38"/>
    </style:style>
    <style:style style:name="T12" style:family="text">
      <style:text-properties officeooo:rsid="002427d5"/>
    </style:style>
    <style:style style:name="T13" style:family="text">
      <style:text-properties officeooo:rsid="0028bdf2"/>
    </style:style>
    <style:style style:name="T14" style:family="text">
      <style:text-properties officeooo:rsid="0029878d"/>
    </style:style>
    <style:style style:name="T15" style:family="text">
      <style:text-properties officeooo:rsid="002ae3d7"/>
    </style:style>
    <style:style style:name="T16" style:family="text">
      <style:text-properties officeooo:rsid="002b1494"/>
    </style:style>
    <style:style style:name="T17" style:family="text">
      <style:text-properties officeooo:rsid="002e0216"/>
    </style:style>
    <style:style style:name="T18" style:family="text">
      <style:text-properties officeooo:rsid="002eb797"/>
    </style:style>
    <style:style style:name="T19" style:family="text">
      <style:text-properties officeooo:rsid="00308b60"/>
    </style:style>
    <style:style style:name="T20" style:family="text">
      <style:text-properties officeooo:rsid="0033a733"/>
    </style:style>
    <style:style style:name="T21" style:family="text">
      <style:text-properties officeooo:rsid="00349653"/>
    </style:style>
    <style:style style:name="T22" style:family="text">
      <style:text-properties officeooo:rsid="0036e394"/>
    </style:style>
    <style:style style:name="T23" style:family="text">
      <style:text-properties officeooo:rsid="00373289"/>
    </style:style>
    <style:style style:name="T24" style:family="text">
      <style:text-properties officeooo:rsid="0039137b"/>
    </style:style>
    <style:style style:name="T25" style:family="text">
      <style:text-properties officeooo:rsid="0039904e"/>
    </style:style>
    <style:style style:name="T26" style:family="text">
      <style:text-properties officeooo:rsid="003b17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LUCAS MATHEUS BRUCE DA SILVA</text:h>
      <text:p text:style-name="P1">Endereço: R. Manoel Nunes dos Santos, nº 640, Aeroporto, Bayeux, Paraíba</text:p>
      <text:p text:style-name="P1">Telefone: +55 (83) 98881-0556 | <text:span text:style-name="T15">E-mail: </text:span>lucasmatheusbruce@gmail.com<text:span text:style-name="T15"> </text:span><text:span text:style-name="T14">| </text:span><text:a xlink:type="simple" xlink:href="https://www.linkedin.com/in/lucas-matheus-bruce-silva/" text:style-name="Internet_20_link" text:visited-style-name="Visited_20_Internet_20_Link"><text:span text:style-name="T1">LINKEDIN</text:span></text:a><text:span text:style-name="T1"> | </text:span><text:a xlink:type="simple" xlink:href="https://github.com/LucasBruce" text:style-name="Internet_20_link" text:visited-style-name="Visited_20_Internet_20_Link"><text:span text:style-name="T1">GITHUB</text:span></text:a><text:span text:style-name="T1"> </text:span>| Nacionalidade: Brasileiro</text:p>
      <text:h text:style-name="P19" text:outline-level="1">Resumo Profissional</text:h>
      <text:p text:style-name="P2"><text:span text:style-name="T9">Desenvolvedor </text:span><text:span text:style-name="T19">­</text:span><text:span text:style-name="T9">Frontend Angular com 2+ anos de experiência na migração de sistemas legados (AngularJS → Angular 12+) para grandes clientes, como Banco do Brasil. Especializado em construir interfaces performáticas e escaláveis, utilizando TypeScript, RxJS e Micro-Frontend.</text:span></text:p>
      <text:h text:style-name="P19" text:outline-level="1">Experiência Profissional</text:h>
      <text:p text:style-name="P10">Desenvolvedor Frontend – Banco do Brasil – Mar/202<text:span text:style-name="T10">2</text:span> – Atual <text:span text:style-name="T11">(via Indra)</text:span></text:p>
      <text:p text:style-name="P2"><text:span text:style-name="T9">Atuo</text:span> na migração de sistemas legados em AngularJS para Angular 12+ <text:span text:style-name="T20">e 16+</text:span> promovendo maior escalabilidade e performance. Desenvolvimento frontend, versionamento de código com Git, testes unitários com Jasmine e Karma. Criação de diagramas de componentes e participação em code reviews.</text:p>
      <text:p text:style-name="P2"/>
      <text:p text:style-name="P10">Desenvolvedor <text:span text:style-name="T12">Fullstack</text:span> – SEFAZ – Fev/2022 – Mar/202<text:span text:style-name="T10">2 </text:span><text:span text:style-name="T11">(via Indra)</text:span></text:p>
      <text:p text:style-name="P2">Implementei telas de consulta, alteração, homologação e cancelamento no sistema ATF (módulo de arrecadação). Utilização de Java EE, SQL, Eclipse, <text:span text:style-name="T13">html, css e </text:span>JavaScript. Contribuição com manutenção de funcionalidades críticas e ajustes de performance.</text:p>
      <text:p text:style-name="P2"/>
      <text:p text:style-name="P10">Desenvolvedor <text:span text:style-name="T12">Backend</text:span> – Indra <text:span text:style-name="T11">Interno </text:span>– Nov/2021 – Fev/2022</text:p>
      <text:p text:style-name="P4">Analista Desenvolvedor Java(Spring Boot) implementando demandas para o Datahub sistema web. Desenvolvi funcionalidades como exportação de dados em formatos Excel (.xls) e PDF, além de filtros de consulta, testes unitários com o junit5. Utilizando eclipse como IDE, implementando em uma arquitetura REST, também utilizando o elasticsearch como base de dados sendo um indexador.</text:p>
      <text:p text:style-name="P2"/>
      <text:p text:style-name="P11">Analista de Sistemas – Estágio Fábrica de Software da IESP – Fev/2017 – Mai/2017</text:p>
      <text:p text:style-name="P2">Estagiário de Analista de Sistemas para <text:span text:style-name="T8">a</text:span>nálise de requisitos, documentação dos casos de uso no padrão UML e modelagem de dados (entidade-relacionamento).</text:p>
      <text:h text:style-name="P19" text:outline-level="1">Formação Acadêmica</text:h>
      <text:p text:style-name="P13">Faculdade UNIESP – 2022 – 2023</text:p>
      <text:p text:style-name="P1">Pós-graduação MBA Full-Stack.</text:p>
      <text:p text:style-name="P1"/>
      <text:p text:style-name="P12">Faculdade IESP/FATECPB – 2014 – 2017</text:p>
      <text:p text:style-name="P1">Bacharelado em Sistemas de Informação.</text:p>
      <text:p text:style-name="P1"/>
      <text:h text:style-name="P19" text:outline-level="1"><text:soft-page-break/>Habilidades Técnicas</text:h>
      <text:p text:style-name="P8">Linguagens</text:p>
      <text:p text:style-name="P6">TypeScript, JavaScript, Java, C#, Shell Script, SQL, Sass.</text:p>
      <text:p text:style-name="P6"/>
      <text:p text:style-name="P6"><text:span text:style-name="T2">Frameworks</text:span> </text:p>
      <text:p text:style-name="P7">Angular <text:span text:style-name="T19">1</text:span><text:span text:style-name="T26">1+ a </text:span><text:span text:style-name="T18">1</text:span><text:span text:style-name="T23">7</text:span>+, NestJS, Spring Boot, Vue.js.</text:p>
      <text:p text:style-name="P6"/>
      <text:p text:style-name="P9">Ferramentas</text:p>
      <text:p text:style-name="P5">ESLint, <text:span text:style-name="T22">Sonar, </text:span>Git, VS Code, NPM, Webpack,<text:span text:style-name="T22"> </text:span>Prettier, Copilot.</text:p>
      <text:p text:style-name="P3"/>
      <text:p text:style-name="P3"><text:span text:style-name="T3">Testes</text:span><text:span text:style-name="T7"> </text:span></text:p>
      <text:p text:style-name="P16">Jasmine, Karma, JUnit 5.</text:p>
      <text:p text:style-name="P14"/>
      <text:p text:style-name="P14">Banco de Dados</text:p>
      <text:p text:style-name="P17">MySQL, PostgreSQL.</text:p>
      <text:p text:style-name="P14"><text:span text:style-name="T4"/></text:p>
      <text:p text:style-name="P14">Bibliotecas</text:p>
      <text:p text:style-name="P17"><text:span text:style-name="T24">NgRx, </text:span><text:span text:style-name="T17">iFrame, </text:span>jsPDF, ExcelJS, PDFMake, Chart.js, RxJS.</text:p>
      <text:p text:style-name="P14"><text:span text:style-name="T4"/></text:p>
      <text:p text:style-name="P15">Metodologias</text:p>
      <text:p text:style-name="P3"><text:span text:style-name="Strong_20_Emphasis"><text:span text:style-name="T4">Micro-Frontend, </text:span></text:span><text:span text:style-name="Strong_20_Emphasis"><text:span text:style-name="T6">Lazy Loading, </text:span></text:span><text:span text:style-name="T5">Scrum, GitFlow, CI/CD, SOLID, POO, Design System.</text:span></text:p>
      <text:h text:style-name="P20" text:outline-level="1">Habilidades Comportamentais</text:h>
      <text:p text:style-name="P18"><text:span text:style-name="Strong_20_Emphasis">Autodidatismo</text:span></text:p>
      <text:p text:style-name="P18">Tenho facilidade para absorver novos conceitos e me adaptar a mudanças, mesmo sem orientação formal. Busco entender não apenas "como fazer", mas o "porquê" por trás de cada solução.</text:p>
      <text:p text:style-name="P18"><text:span text:style-name="Strong_20_Emphasis">Colaboração</text:span></text:p>
      <text:p text:style-name="P18">Valorizo opiniões diversas e ajusto meu trabalho com base em críticas bem fundamentadas.</text:p>
      <text:p text:style-name="P18"><text:span text:style-name="Strong_20_Emphasis">Resiliência</text:span></text:p>
      <text:p text:style-name="P18">Mantenho a clareza em prazos curtos, priorizando tarefas sem comprometer a qualidade. Vejo erros como oportunidades de aprendizado.</text:p>
      <text:p text:style-name="P18"><text:span text:style-name="Strong_20_Emphasis">Organização</text:span></text:p>
      <text:p text:style-name="P18"><text:span text:style-name="T16">L</text:span>istas prioritárias para equilibrar demandas paralelas. Reviso meu código e documentação com rigor, evitando retrabalho. Tenho senso de dono (ownership), assumindo responsabilidade pelo ciclo completo das minhas entregas, desde o planejamento até a solução de problemas.</text:p>
      <text:h text:style-name="P21" text:outline-level="1" text:is-list-header="true">Idiomas</text:h>
      <text:p text:style-name="P1">Inglês – Básico (leitura técnica de documentaçã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  <style:footer-left>
        <text:p text:style-name="Footer"><text:page-number text:select-page="current">2</text:page-number></text:p>
      </style:footer-lef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18T09:40:36.725139616</dc:date>
    <meta:editing-duration>PT2H56M4S</meta:editing-duration>
    <meta:editing-cycles>54</meta:editing-cycles>
    <meta:print-date>2025-05-03T10:24:48.192898633</meta:print-date>
    <meta:printed-by>Arquivos PDF</meta:printed-by>
    <meta:document-statistic meta:table-count="0" meta:image-count="0" meta:object-count="0" meta:page-count="2" meta:paragraph-count="47" meta:word-count="442" meta:character-count="3260" meta:non-whitespace-character-count="2847"/>
  </office:meta>
</office:document-meta>
</file>